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erenika1" svg:font-family="Berenika" style:font-family-generic="roman"/>
    <style:font-face style:name="DejaVu Sans" svg:font-family="'DejaVu Sans'" style:font-family-generic="roman"/>
    <style:font-face style:name="Garamond" svg:font-family="Garamond" style:font-family-generic="roman"/>
    <style:font-face style:name="FreeSans1" svg:font-family="FreeSans" style:font-family-generic="swiss"/>
    <style:font-face style:name="Anavio" svg:font-family="Anavio" style:font-pitch="variable"/>
    <style:font-face style:name="Berenika" svg:font-family="Berenika" style:font-pitch="variable"/>
    <style:font-face style:name="Black Rose" svg:font-family="'Black Rose'" style:font-pitch="variable"/>
    <style:font-face style:name="EB Garamond 08 SC" svg:font-family="'EB Garamond 08 SC'" style:font-pitch="variable"/>
    <style:font-face style:name="Gentium Book Basic" svg:font-family="'Gentium Book Basic'" style:font-pitch="variable"/>
    <style:font-face style:name="JARDOTTY" svg:font-family="JARDOTTY" style:font-pitch="variable"/>
    <style:font-face style:name="Klaudia" svg:font-family="Klaudia" style:font-pitch="variable"/>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text:number-lines="true" text:line-number="0"/>
      <style:text-properties fo:font-variant="normal" fo:text-transform="none" style:use-window-font-color="true" style:text-line-through-style="none" style:text-line-through-type="none" style:text-position="0% 100%" style:font-name="Linux Libertine O" fo:font-size="14pt" fo:letter-spacing="normal" fo:language="en" fo:country="AU" fo:font-style="normal" style:text-underline-style="none" fo:font-weight="normal" officeooo:paragraph-rsid="0018291f" style:letter-kerning="true" fo:background-color="transparent" style:font-name-asian="Berenika1" style:font-size-asian="14pt" style:language-asian="zh" style:country-asian="CN" style:font-style-asian="normal" style:font-weight-asian="normal" style:font-name-complex="Berenika1" style:font-size-complex="14pt" style:language-complex="hi" style:country-complex="IN" style:font-style-complex="normal" style:font-weight-complex="normal" style:text-scale="100%" text:display="true"/>
    </style:style>
    <style:style style:name="P2" style:family="paragraph" style:parent-style-name="Text_20_body">
      <style:paragraph-properties fo:margin-top="0.106cm" fo:margin-bottom="0.106cm" loext:contextual-spacing="false"/>
      <style:text-properties style:font-name="Linux Libertine O" fo:font-size="14pt" officeooo:paragraph-rsid="0018291f" style:font-size-asian="14pt" style:font-size-complex="14pt"/>
    </style:style>
    <style:style style:name="P3" style:family="paragraph" style:parent-style-name="Text_20_body">
      <style:paragraph-properties fo:margin-top="0.106cm" fo:margin-bottom="0.106cm" loext:contextual-spacing="false"/>
      <style:text-properties style:font-name="Linux Libertine O" fo:font-size="14pt" officeooo:paragraph-rsid="00182ae8" style:font-size-asian="14pt" style:font-size-complex="14pt"/>
    </style:style>
    <style:style style:name="P4" style:family="paragraph" style:parent-style-name="Text_20_body" style:list-style-name="L1">
      <style:paragraph-properties fo:margin-top="0.106cm" fo:margin-bottom="0.106cm" loext:contextual-spacing="false"/>
      <style:text-properties officeooo:paragraph-rsid="00182ae8"/>
    </style:style>
    <style:style style:name="P5" style:family="paragraph" style:parent-style-name="Text_20_body">
      <style:paragraph-properties fo:margin-top="0.106cm" fo:margin-bottom="0.106cm" loext:contextual-spacing="false" fo:break-before="page"/>
      <style:text-properties style:font-name="Linux Libertine O" fo:font-size="14pt" officeooo:paragraph-rsid="0018291f" style:font-size-asian="14pt" style:font-size-complex="14pt"/>
    </style:style>
    <style:style style:name="T1" style:family="text">
      <style:text-properties style:font-name="Gentium Book Basic" fo:font-size="22pt" style:font-size-asian="22pt" style:font-name-complex="Garamond" style:font-size-complex="22pt"/>
    </style:style>
    <style:style style:name="T2" style:family="text">
      <style:text-properties style:font-name="Gentium Book Basic" fo:font-size="22pt" officeooo:rsid="0017df7c" style:font-size-asian="22pt" style:font-name-complex="Garamond" style:font-size-complex="22pt"/>
    </style:style>
    <style:style style:name="T3" style:family="text">
      <style:text-properties fo:font-variant="normal" fo:text-transform="none" style:use-window-font-color="true" style:text-line-through-style="none" style:text-line-through-type="none" style:text-position="0% 100%" style:font-name="Gentium Book Basic" fo:font-size="22pt" fo:letter-spacing="normal" fo:language="en" fo:country="AU" fo:font-style="normal" style:text-underline-style="none" fo:font-weight="normal"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4" style:family="text">
      <style:text-properties fo:font-variant="normal" fo:text-transform="none" style:use-window-font-color="true" style:text-line-through-style="none" style:text-line-through-type="none" style:text-position="0% 100%" style:font-name="Gentium Book Basic" fo:font-size="22pt" fo:letter-spacing="normal" fo:language="en" fo:country="AU" fo:font-style="normal" style:text-underline-style="none" fo:font-weight="normal" officeooo:rsid="001278df"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5" style:family="text">
      <style:text-properties fo:font-variant="normal" fo:text-transform="none" style:use-window-font-color="true" style:text-line-through-style="none" style:text-line-through-type="none" style:text-position="0% 100%" style:font-name="Gentium Book Basic" fo:font-size="22pt" fo:letter-spacing="normal" fo:language="en" fo:country="AU" fo:font-style="normal" style:text-underline-style="none" fo:font-weight="normal" officeooo:rsid="0017df7c"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6" style:family="text">
      <style:text-properties fo:font-variant="normal" fo:text-transform="none" style:use-window-font-color="true" style:text-line-through-style="none" style:text-line-through-type="none" style:text-position="0% 100%" style:font-name="Gentium Book Basic" fo:font-size="22pt" fo:letter-spacing="normal" fo:language="en" fo:country="AU" fo:font-style="normal" style:text-underline-style="none" fo:font-weight="normal" officeooo:rsid="0018291f"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7" style:family="text">
      <style:text-properties fo:font-variant="normal" fo:text-transform="none" style:use-window-font-color="true" style:text-line-through-style="none" style:text-line-through-type="none" style:text-position="0% 100%" fo:font-size="22pt" fo:letter-spacing="normal" fo:language="en" fo:country="AU" fo:font-style="normal" style:text-underline-style="none" fo:font-weight="normal"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8" style:family="text">
      <style:text-properties fo:font-variant="normal" fo:text-transform="none" style:use-window-font-color="true" style:text-line-through-style="none" style:text-line-through-type="none" style:text-position="0% 100%" fo:font-size="22pt" fo:letter-spacing="normal" fo:language="en" fo:country="AU" fo:font-style="normal" style:text-underline-style="none" fo:font-weight="normal" officeooo:rsid="0018291f"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9" style:family="text">
      <style:text-properties fo:font-variant="normal" fo:text-transform="none" style:use-window-font-color="true" style:text-line-through-style="none" style:text-line-through-type="none" style:text-position="0% 100%" style:font-name="Black Rose" fo:font-size="22pt" fo:letter-spacing="normal" fo:language="en" fo:country="AU" fo:font-style="normal" style:text-underline-style="none" fo:font-weight="normal" officeooo:rsid="0018291f"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10" style:family="text">
      <style:text-properties fo:font-variant="normal" fo:text-transform="none" style:use-window-font-color="true" style:text-line-through-style="none" style:text-line-through-type="none" style:text-position="0% 100%" style:font-name="Klaudia" fo:font-size="22pt" fo:letter-spacing="normal" fo:language="en" fo:country="AU" fo:font-style="normal" style:text-underline-style="none" fo:font-weight="normal" officeooo:rsid="0018291f"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11" style:family="text">
      <style:text-properties fo:font-variant="normal" fo:text-transform="none" style:use-window-font-color="true" style:text-line-through-style="none" style:text-line-through-type="none" style:text-position="0% 100%" style:font-name="Berenika" fo:font-size="22pt" fo:letter-spacing="normal" fo:language="en" fo:country="AU" fo:font-style="normal" style:text-underline-style="none" fo:font-weight="normal" officeooo:rsid="0018291f" style:letter-kerning="true" fo:background-color="transparent" loext:char-shading-value="0" style:font-name-asian="DejaVu Sans" style:font-size-asian="22pt" style:language-asian="zh" style:country-asian="CN" style:font-style-asian="normal" style:font-weight-asian="normal" style:font-name-complex="Garamond" style:font-size-complex="22pt" style:language-complex="hi" style:country-complex="IN" style:font-style-complex="normal" style:font-weight-complex="normal" style:text-scale="100%" text:display="true"/>
    </style:style>
    <style:style style:name="T12" style:family="text">
      <style:text-properties officeooo:rsid="0018291f"/>
    </style:style>
    <style:style style:name="T13" style:family="text">
      <style:text-properties fo:font-size="22pt" style:font-size-asian="22pt" style:font-name-complex="Garamond" style:font-size-complex="22pt"/>
    </style:style>
    <style:style style:name="T14" style:family="text">
      <style:text-properties fo:font-size="22pt" officeooo:rsid="0017df7c" style:font-size-asian="22pt" style:font-name-complex="Garamond" style:font-size-complex="22pt"/>
    </style:style>
    <style:style style:name="T15" style:family="text">
      <style:text-properties style:font-name="Anavio" fo:font-size="22pt" style:font-size-asian="22pt" style:font-name-complex="Garamond" style:font-size-complex="22pt"/>
    </style:style>
    <style:style style:name="T16" style:family="text">
      <style:text-properties style:font-name="Anavio" fo:font-size="22pt" officeooo:rsid="0017df7c" style:font-size-asian="22pt" style:font-name-complex="Garamond" style:font-size-complex="22pt"/>
    </style:style>
    <style:style style:name="T17" style:family="text">
      <style:text-properties style:font-name="Berenika" fo:font-size="22pt" style:font-size-asian="22pt" style:font-name-complex="Garamond" style:font-size-complex="22pt"/>
    </style:style>
    <style:style style:name="T18" style:family="text">
      <style:text-properties style:font-name="Berenika" fo:font-size="22pt" officeooo:rsid="0017df7c" style:font-size-asian="22pt" style:font-name-complex="Garamond" style:font-size-complex="22pt"/>
    </style:style>
    <style:style style:name="T19" style:family="text">
      <style:text-properties style:font-name="EB Garamond 08 SC" fo:font-size="22pt" style:font-size-asian="22pt" style:font-name-complex="Garamond" style:font-size-complex="22pt"/>
    </style:style>
    <style:style style:name="T20" style:family="text">
      <style:text-properties style:font-name="EB Garamond 08 SC" fo:font-size="22pt" officeooo:rsid="0017df7c" style:font-size-asian="22pt" style:font-name-complex="Garamond" style:font-size-complex="22pt"/>
    </style:style>
    <style:style style:name="T21" style:family="text">
      <style:text-properties style:font-name="JARDOTTY"/>
    </style:style>
    <style:style style:name="T22" style:family="text">
      <style:text-properties fo:font-weight="bold" officeooo:rsid="0018291f" style:font-weight-asian="bold" style:font-weight-complex="bold"/>
    </style:style>
    <style:style style:name="T23" style:family="text">
      <style:text-properties fo:font-style="italic" fo:font-weight="bold" officeooo:rsid="0018291f" style:font-style-asian="italic" style:font-weight-asian="bold" style:font-style-complex="italic" style:font-weight-complex="bold"/>
    </style:style>
    <style:style style:name="T24" style:family="text">
      <style:text-properties style:font-name="Linux Libertine O"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p>
      <text:p text:style-name="P2"><text:span text:style-name="T19">Chapter XXX</text:span><text:span text:style-name="T20">X</text:span><text:span text:style-name="T7"> – </text:span><text:span text:style-name="T11">Gifts of the Holy Ghost</text:span></text:p>
      <text:p text:style-name="P2">1. The Gifts of the Holy Ghost are (<text:span text:style-name="T21">permanent</text:span>) (<text:span text:style-name="T21">passing</text:span>) helps.</text:p>
      <text:p text:style-name="P3">2. There are <text:s/>_ _ _ _ _ _ _ <text:s/>of them, and their names are</text:p>
      <text:list xml:id="list4817260550183472194" text:style-name="L1">
        <text:list-item>
          <text:p text:style-name="P4"><text:span text:style-name="T24">_ _ _ _ _ _ _ <text:s text:c="2"/></text:span></text:p>
        </text:list-item>
        <text:list-item>
          <text:p text:style-name="P4"><text:span text:style-name="T24">_ _ _ _ _ _ _ <text:s text:c="2"/></text:span></text:p>
        </text:list-item>
        <text:list-item>
          <text:p text:style-name="P4"><text:span text:style-name="T24">_ _ _ _ _ _ _ <text:s text:c="2"/></text:span></text:p>
        </text:list-item>
        <text:list-item>
          <text:p text:style-name="P4"><text:span text:style-name="T24">_ _ _ _ _ _ _ <text:s text:c="2"/></text:span></text:p>
        </text:list-item>
        <text:list-item>
          <text:p text:style-name="P4"><text:span text:style-name="T24">_ _ _ _ _ _ _ <text:s text:c="2"/></text:span></text:p>
        </text:list-item>
        <text:list-item>
          <text:p text:style-name="P4"><text:span text:style-name="T24">_ _ _ _ _ _ _ <text:s/></text:span></text:p>
        </text:list-item>
        <text:list-item>
          <text:p text:style-name="P4"><text:span text:style-name="T24">and <text:s/>_ _ _ _ _ _ _ .</text:span></text:p>
        </text:list-item>
      </text:list>
      <text:p text:style-name="P2">3. They are found in our (<text:span text:style-name="T21">soul</text:span>) (<text:span text:style-name="T21">spiritual faculties</text:span>).</text:p>
      <text:p text:style-name="P2">4. They come with <text:s/>_ _ _ _ _ _ _ .</text:p>
      <text:p text:style-name="P2">5. They are increased by the Sacrament of <text:s/>_ _ _ _ _ _ _ ; and by any increase in the intensity of our <text:s/>_ _ _ _ _ _ _ .</text:p>
      <text:p text:style-name="P2">6. They are lost by <text:s/>_ _ _ _ _ _ _ .</text:p>
      <text:p text:style-name="P2">7. They function in a (<text:span text:style-name="T21">human</text:span>) (<text:span text:style-name="T21">divine</text:span>) way.</text:p>
      <text:p text:style-name="P2">8. They make us exquisitely <text:s/>_ _ _ _ _ _ _ <text:s/>and <text:s/>_ _ _ _ _ _ _ <text:s/>to the <text:s/>_ _ _ _ _ _ _ <text:s/>and the <text:s/>_ _ _ _ _ _ _ <text:s/>of the Holy Ghost.</text:p>
      <text:p text:style-name="P2">9. They are an absolutely safe road to Christian <text:s/>_ _ _ _ _ _ _ , and the <text:s/>_ _ _ _ _ _ _ <text:s/>sanctity of the saints.</text:p>
      <text:p text:style-name="P2">10. The beatitudes are so called because they show us how to be truly <text:s/>_ _ _ _ _ _ _ <text:s/>in this life and in the next.</text:p>
      <text:p text:style-name="P2">11. St. Paul mentions <text:s/>_ _ _ _ _ _ _ <text:s/>fruits of the Holy Ghost; and he contrasts them to the fruits of the <text:s/>_ _ _ _ _ _ _ .</text:p>
      <text:p text:style-name="P2">12. The beatitudes are excellent (<text:span text:style-name="T21">actions</text:span>) (<text:span text:style-name="T21">habits</text:span>).</text:p>
      <text:p text:style-name="P2">13. The least excellent of the Gifts is that called <text:s/>_ _ _ _ _ _ _ ; the most excellent, that called <text:s/>_ _ _ _ _ _ _ .</text:p>
      <text:p text:style-name="P2">14. Prudence is complemented by the Gift of <text:s/>_ _ _ _ _ _ _ .</text:p>
      <text:p text:style-name="P2"><text:soft-page-break/>15. It is the Gift of <text:s/>_ _ _ _ _ _ _ <text:s/>which makes us judge rightly of creatures.</text:p>
      <text:p text:style-name="P2">16. Hence this Gift helps the virtue of <text:s/>_ _ _ _ _ _ _ .</text:p>
      <text:p text:style-name="P2">17. It is the Gift of <text:s/>_ _ _ _ _ _ _ <text:s/>which gives us supernatural insight into God's revealed truths.</text:p>
      <text:p text:style-name="P2">18. Therefore it assists the virtue of <text:s/>_ _ _ _ _ _ _ .</text:p>
      <text:p text:style-name="P2">19. Which are the Gifts which give infused contemplation? These are <text:s/>_ _ _ _ _ _ _ , <text:s/>_ _ _ _ _ _ _ <text:s/>and <text:s/>_ _ _ _ _ _ _ .</text:p>
      <text:p text:style-name="P2">20. Which give the highest form of contemplation? <text:s/>_ _ _ _ _ _ _ .</text:p>
      <text:p text:style-name="P2">21. Which of the virtues does the Gift of Piety complement?</text:p>
      <text:p text:style-name="P2">22. To be truly happy, we must separate ourselves from what is sinful in <text:s/>_ _ _ _ _ _ _ <text:s/>and unite ourselves to <text:s/>_ _ _ _ _ _ _ .</text:p>
      <text:p text:style-name="P2">23. We can be loyal to Christ only at the expense of <text:s/>_ _ _ _ _ _ _ .</text:p>
      <text:p text:style-name="P2">24. St. Paul speaks of us as “Having nothing, and possessing <text:s/>_ _ _ _ _ _ _ .”</text:p>
      <text:p text:style-name="P2">25. When we have <text:s/>_ _ _ _ _ _ _ , we have all.</text:p>
      <text:p text:style-name="P2"/>
      <text:p text:style-name="P2"/>
      <text:p text:style-name="P5">1. The Gifts of the Holy Ghost are (permanent) (passing) helps. 2. There are (<text:span text:style-name="T23">seven</text:span>) of them, and their names are (...) (...) (...) (...) (...) (...) and (...). 3. They are found in our (soul) (spiritual faculties). 4. They come with (...). 5. They are increased by the Sacrament of (...); and by any increase in the intensity of our (...). 6. They are lost by (...). 7. They function in a (human) (divine) way. 8. They make us exquisitely (...) and (...) to the (...) and the (...) of the Holy Ghost. 9. They are an absolutely safe road to Christian (...), and the (...) sanctity of the saints. 10. The beatitudes are so called because they show us how to be truly (...) in this life and in the next. 11. St. Paul mentions (...) fruits of the Holy Ghost; and he contrasts them to the fruits of the (...). 12. The beatitudes are excellent (actions) (habits). 13. The least excellent of the Gifts is that called (...); the most excellent, that called (...). 14. Prudence is complemented by the Gift of (...). 15. It is the Gift of (...) which makes us judge rightly of creatures. 16. Hence this Gift helps the virtue of (...). 17. It is the Gift of (...) which gives us supernatural insight into God's revealed truths. 18. Therefore it assists the virtue of (...). 19. Which are the Gifts which give infused contemplation? These are (...), (...) and (...). 20. Which give the highest form of contemplation? (...). 21. Which of the virtues does the Gift of Piety complement? 22. To be truly happy, we must separate ourselves from what is sinful in (...) and unite ourselves to (...). 23. We can be loyal to Christ only at the expense of (...). 24. St. Paul speaks of us as “Having nothing, and possessing (...).” 25. When we have (...), we have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erenika1" svg:font-family="Berenika" style:font-family-generic="roman"/>
    <style:font-face style:name="DejaVu Sans" svg:font-family="'DejaVu Sans'" style:font-family-generic="roman"/>
    <style:font-face style:name="Garamond" svg:font-family="Garamond" style:font-family-generic="roman"/>
    <style:font-face style:name="FreeSans1" svg:font-family="FreeSans" style:font-family-generic="swiss"/>
    <style:font-face style:name="Anavio" svg:font-family="Anavio" style:font-pitch="variable"/>
    <style:font-face style:name="Berenika" svg:font-family="Berenika" style:font-pitch="variable"/>
    <style:font-face style:name="Black Rose" svg:font-family="'Black Rose'" style:font-pitch="variable"/>
    <style:font-face style:name="EB Garamond 08 SC" svg:font-family="'EB Garamond 08 SC'" style:font-pitch="variable"/>
    <style:font-face style:name="Gentium Book Basic" svg:font-family="'Gentium Book Basic'" style:font-pitch="variable"/>
    <style:font-face style:name="JARDOTTY" svg:font-family="JARDOTTY" style:font-pitch="variable"/>
    <style:font-face style:name="Klaudia" svg:font-family="Klaudia" style:font-pitch="variable"/>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09:35:48.703232889</meta:creation-date>
    <dc:date>2016-08-08T09:59:22.316379874</dc:date>
    <meta:editing-duration>PT7M30S</meta:editing-duration>
    <meta:editing-cycles>2</meta:editing-cycles>
    <meta:generator>LibreOffice/4.3.3.2$Linux_X86_64 LibreOffice_project/430m0$Build-2</meta:generator>
    <meta:print-date>2016-08-08T09:51:25.371825657</meta:print-date>
    <meta:document-statistic meta:table-count="0" meta:image-count="0" meta:object-count="0" meta:page-count="3" meta:paragraph-count="35" meta:word-count="898" meta:character-count="3886" meta:non-whitespace-character-count="2969"/>
  </office:meta>
</office:document-meta>
</file>